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3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CODIGO</text:p>
          </table:table-cell>
          <table:table-cell office:value-type="string">
            <text:p>NOMBRES</text:p>
          </table:table-cell>
          <table:table-cell table:number-columns-repeated="3"/>
        </table:table-row>
        <table:table-row table:style-name="ro2">
          <table:table-cell table:style-name="ce1" office:value-type="float" office:value="3712816">
            <text:p>3712816</text:p>
          </table:table-cell>
          <table:table-cell table:style-name="ce1" office:value-type="string">
            <text:p>CUEVA GONZALES ROS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83799">
            <text:p>4383799</text:p>
          </table:table-cell>
          <table:table-cell table:style-name="ce1" office:value-type="string">
            <text:p>TABRAJ CRISTOBAL ASI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431521">
            <text:p>4431521</text:p>
          </table:table-cell>
          <table:table-cell table:style-name="ce1" office:value-type="string">
            <text:p>BERAUN SANCHEZ JULI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276331">
            <text:p>4276331</text:p>
          </table:table-cell>
          <table:table-cell table:style-name="ce1" office:value-type="string">
            <text:p>TARRILLO VILLANUEVA YANET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66556">
            <text:p>1566556</text:p>
          </table:table-cell>
          <table:table-cell table:style-name="ce1" office:value-type="string">
            <text:p>ARROYO MORALES SON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21702">
            <text:p>1521702</text:p>
          </table:table-cell>
          <table:table-cell table:style-name="ce1" office:value-type="string">
            <text:p>TORRES HUAYAS CEL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575493">
            <text:p>4575493</text:p>
          </table:table-cell>
          <table:table-cell table:style-name="ce1" office:value-type="string">
            <text:p>MEJIA CARRASCO LILIA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161957">
            <text:p>3161957</text:p>
          </table:table-cell>
          <table:table-cell table:style-name="ce1" office:value-type="string">
            <text:p>DONAYRE LOPEZ EDI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98543">
            <text:p>4798543</text:p>
          </table:table-cell>
          <table:table-cell table:style-name="ce1" office:value-type="string">
            <text:p>AGREDA DIESTRA YVEL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827058">
            <text:p>3827058</text:p>
          </table:table-cell>
          <table:table-cell table:style-name="ce1" office:value-type="string">
            <text:p>LIMAS CORONADO LILIA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161853">
            <text:p>4161853</text:p>
          </table:table-cell>
          <table:table-cell table:style-name="ce1" office:value-type="string">
            <text:p>DORREGARAY VARGAS JU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167404">
            <text:p>4167404</text:p>
          </table:table-cell>
          <table:table-cell table:style-name="ce1" office:value-type="string">
            <text:p>ROJAS FARFAN MERCEDE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87187">
            <text:p>4087187</text:p>
          </table:table-cell>
          <table:table-cell table:style-name="ce1" office:value-type="string">
            <text:p>PEREZ GURREONERO 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939168">
            <text:p>3939168</text:p>
          </table:table-cell>
          <table:table-cell table:style-name="ce1" office:value-type="string">
            <text:p>CABALLERO LIZANO MARTH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92647">
            <text:p>4392647</text:p>
          </table:table-cell>
          <table:table-cell table:style-name="ce1" office:value-type="string">
            <text:p>MALPARTIDA PALOMINO JESU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301835">
            <text:p>1301835</text:p>
          </table:table-cell>
          <table:table-cell table:style-name="ce1" office:value-type="string">
            <text:p>ALVARADO RIVADENEYRA SILA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04293">
            <text:p>4004293</text:p>
          </table:table-cell>
          <table:table-cell table:style-name="ce1" office:value-type="string">
            <text:p>MEZA LAGOS ROSARI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92306">
            <text:p>3292306</text:p>
          </table:table-cell>
          <table:table-cell table:style-name="ce1" office:value-type="string">
            <text:p>MONTES PAZ AUR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10326">
            <text:p>1610326</text:p>
          </table:table-cell>
          <table:table-cell table:style-name="ce1" office:value-type="string">
            <text:p>LOZANO VELASQUEZ LUC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47334">
            <text:p>1447334</text:p>
          </table:table-cell>
          <table:table-cell table:style-name="ce1" office:value-type="string">
            <text:p>VEJARANO CARRILLO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27355">
            <text:p>4727355</text:p>
          </table:table-cell>
          <table:table-cell table:style-name="ce1" office:value-type="string">
            <text:p>ARANDA ATUSPARIA ROCI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98360">
            <text:p>2098360</text:p>
          </table:table-cell>
          <table:table-cell table:style-name="ce1" office:value-type="string">
            <text:p>LUNA RICALDE CARME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99050">
            <text:p>2099050</text:p>
          </table:table-cell>
          <table:table-cell table:style-name="ce1" office:value-type="string">
            <text:p>LUNA VEGA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16905">
            <text:p>1516905</text:p>
          </table:table-cell>
          <table:table-cell table:style-name="ce1" office:value-type="string">
            <text:p>YAYA VASQUEZ BEATRIZ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632302">
            <text:p>2632302</text:p>
          </table:table-cell>
          <table:table-cell table:style-name="ce1" office:value-type="string">
            <text:p>GONZALES PALMA MIRELL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36051">
            <text:p>1436051</text:p>
          </table:table-cell>
          <table:table-cell table:style-name="ce1" office:value-type="string">
            <text:p>NORIEGA VIZCARRA LUCIND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631763">
            <text:p>2631763</text:p>
          </table:table-cell>
          <table:table-cell table:style-name="ce1" office:value-type="string">
            <text:p>BUSTAMANTE ALVAREZ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632573">
            <text:p>2632573</text:p>
          </table:table-cell>
          <table:table-cell table:style-name="ce1" office:value-type="string">
            <text:p>MESIA VELA SOF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25667">
            <text:p>1825667</text:p>
          </table:table-cell>
          <table:table-cell table:style-name="ce1" office:value-type="string">
            <text:p>QUINTO HURTADO LUD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13335">
            <text:p>1513335</text:p>
          </table:table-cell>
          <table:table-cell table:style-name="ce1" office:value-type="string">
            <text:p>ILDEFONSO HUANCA SON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39443">
            <text:p>1439443</text:p>
          </table:table-cell>
          <table:table-cell table:style-name="ce1" office:value-type="string">
            <text:p>SALDANA PEREZ YOLAND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46154">
            <text:p>1546154</text:p>
          </table:table-cell>
          <table:table-cell table:style-name="ce1" office:value-type="string">
            <text:p>VALDIVIA ZEVALLOS LUZ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02822">
            <text:p>1602822</text:p>
          </table:table-cell>
          <table:table-cell table:style-name="ce1" office:value-type="string">
            <text:p>CABRERA ROJAS MARGOT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34400">
            <text:p>1434400</text:p>
          </table:table-cell>
          <table:table-cell table:style-name="ce1" office:value-type="string">
            <text:p>MARAVI GRANDE BETZAB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13927">
            <text:p>1613927</text:p>
          </table:table-cell>
          <table:table-cell table:style-name="ce1" office:value-type="string">
            <text:p>POMA TORRES RAYD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741553">
            <text:p>3741553</text:p>
          </table:table-cell>
          <table:table-cell table:style-name="ce1" office:value-type="string">
            <text:p>CUBA PAUCAR CARME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632422">
            <text:p>2632422</text:p>
          </table:table-cell>
          <table:table-cell table:style-name="ce1" office:value-type="string">
            <text:p>IBARRA LARA FLOR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03944">
            <text:p>1503944</text:p>
          </table:table-cell>
          <table:table-cell table:style-name="ce1" office:value-type="string">
            <text:p>MIGUEL RODRIGUEZ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161680">
            <text:p>3161680</text:p>
          </table:table-cell>
          <table:table-cell table:style-name="ce1" office:value-type="string">
            <text:p>CHIRINOS APONTE LILI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79165">
            <text:p>2079165</text:p>
          </table:table-cell>
          <table:table-cell table:style-name="ce1" office:value-type="string">
            <text:p>AGUILAR CAMPOS EDI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82086">
            <text:p>3482086</text:p>
          </table:table-cell>
          <table:table-cell table:style-name="ce1" office:value-type="string">
            <text:p>REYES TORIBIO CRISTI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79196">
            <text:p>2079196</text:p>
          </table:table-cell>
          <table:table-cell table:style-name="ce1" office:value-type="string">
            <text:p>BALDEON LAVADO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399571">
            <text:p>1399571</text:p>
          </table:table-cell>
          <table:table-cell table:style-name="ce1" office:value-type="string">
            <text:p>BLONDET CORREA FELICITA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910116">
            <text:p>1910116</text:p>
          </table:table-cell>
          <table:table-cell table:style-name="ce1" office:value-type="string">
            <text:p>ZEVALLOS HUASUPOMA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26013">
            <text:p>4026013</text:p>
          </table:table-cell>
          <table:table-cell table:style-name="ce1" office:value-type="string">
            <text:p>ARPASI QUISPE ORFELI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11274">
            <text:p>1411274</text:p>
          </table:table-cell>
          <table:table-cell table:style-name="ce1" office:value-type="string">
            <text:p>MATUMAY QUISPE BETT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28865">
            <text:p>4328865</text:p>
          </table:table-cell>
          <table:table-cell table:style-name="ce1" office:value-type="string">
            <text:p>ROJAS PONCE ELIZABE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41541">
            <text:p>3241541</text:p>
          </table:table-cell>
          <table:table-cell table:style-name="ce1" office:value-type="string">
            <text:p>DEL CARPIO DULANT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06326">
            <text:p>2006326</text:p>
          </table:table-cell>
          <table:table-cell table:style-name="ce1" office:value-type="string">
            <text:p>ESPIRITU SOTO ALM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73092">
            <text:p>1873092</text:p>
          </table:table-cell>
          <table:table-cell table:style-name="ce1" office:value-type="string">
            <text:p>ARROSPIDE SALAZAR 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41765">
            <text:p>1641765</text:p>
          </table:table-cell>
          <table:table-cell table:style-name="ce1" office:value-type="string">
            <text:p>CARPIO PENA EVANGELI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20461">
            <text:p>4320461</text:p>
          </table:table-cell>
          <table:table-cell table:style-name="ce1" office:value-type="string">
            <text:p>CORCUERA LUJAN CARLO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340141">
            <text:p>1340141</text:p>
          </table:table-cell>
          <table:table-cell table:style-name="ce1" office:value-type="string">
            <text:p>DEL ROSARIO HINOSTROZ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47107">
            <text:p>1647107</text:p>
          </table:table-cell>
          <table:table-cell table:style-name="ce1" office:value-type="string">
            <text:p>ESTRADA ABAD VIOLE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660046">
            <text:p>3660046</text:p>
          </table:table-cell>
          <table:table-cell table:style-name="ce1" office:value-type="string">
            <text:p>GUTIERREZ FLORES EVEL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87156">
            <text:p>4087156</text:p>
          </table:table-cell>
          <table:table-cell table:style-name="ce1" office:value-type="string">
            <text:p>PEREZ GALDOS NIVEZHK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552974">
            <text:p>3552974</text:p>
          </table:table-cell>
          <table:table-cell table:style-name="ce1" office:value-type="string">
            <text:p>PAURINOTTO BOLIVAR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45712">
            <text:p>3245712</text:p>
          </table:table-cell>
          <table:table-cell table:style-name="ce1" office:value-type="string">
            <text:p>SANCHEZ ROJAS VERONIC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803567">
            <text:p>3803567</text:p>
          </table:table-cell>
          <table:table-cell table:style-name="ce1" office:value-type="string">
            <text:p>ZEGARRA ORTIZ VERONIC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54880">
            <text:p>1854880</text:p>
          </table:table-cell>
          <table:table-cell table:style-name="ce1" office:value-type="string">
            <text:p>MATEO TUEROS 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18878">
            <text:p>4318878</text:p>
          </table:table-cell>
          <table:table-cell table:style-name="ce1" office:value-type="string">
            <text:p>JATABE CASTANEDA MARGARI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56700">
            <text:p>4056700</text:p>
          </table:table-cell>
          <table:table-cell table:style-name="ce1" office:value-type="string">
            <text:p>QUINTANA ATENCIO DANIEL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43976">
            <text:p>3243976</text:p>
          </table:table-cell>
          <table:table-cell table:style-name="ce1" office:value-type="string">
            <text:p>BAZAN RAMOS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374701">
            <text:p>1374701</text:p>
          </table:table-cell>
          <table:table-cell table:style-name="ce1" office:value-type="string">
            <text:p>RODRIGUEZ AVALOS SOLEDAD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69092">
            <text:p>1669092</text:p>
          </table:table-cell>
          <table:table-cell table:style-name="ce1" office:value-type="string">
            <text:p>SANCHEZ ROJAS ISABEL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331382">
            <text:p>1331382</text:p>
          </table:table-cell>
          <table:table-cell table:style-name="ce1" office:value-type="string">
            <text:p>ANICAMA PEREZ LAUR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71705">
            <text:p>1671705</text:p>
          </table:table-cell>
          <table:table-cell table:style-name="ce1" office:value-type="string">
            <text:p>TORRES VILLANUEVA NELS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51406">
            <text:p>1551406</text:p>
          </table:table-cell>
          <table:table-cell table:style-name="ce1" office:value-type="string">
            <text:p>COTRINA CHAVEZ FLOR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44995">
            <text:p>3244995</text:p>
          </table:table-cell>
          <table:table-cell table:style-name="ce1" office:value-type="string">
            <text:p>MARTINEZ MONTOYA DIG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63551">
            <text:p>1563551</text:p>
          </table:table-cell>
          <table:table-cell table:style-name="ce1" office:value-type="string">
            <text:p>VALDEZ CARRASCO GLADI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55094">
            <text:p>1855094</text:p>
          </table:table-cell>
          <table:table-cell table:style-name="ce1" office:value-type="string">
            <text:p>PAREDES PINELO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359253">
            <text:p>1359253</text:p>
          </table:table-cell>
          <table:table-cell table:style-name="ce1" office:value-type="string">
            <text:p>TASAYCO TERCERO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36759">
            <text:p>1636759</text:p>
          </table:table-cell>
          <table:table-cell table:style-name="ce1" office:value-type="string">
            <text:p>AMPUDIA MATOS ELIZABE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351842">
            <text:p>1351842</text:p>
          </table:table-cell>
          <table:table-cell table:style-name="ce1" office:value-type="string">
            <text:p>PEREYRA CHUMPITAZ CARME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50286">
            <text:p>3450286</text:p>
          </table:table-cell>
          <table:table-cell table:style-name="ce1" office:value-type="string">
            <text:p>RAMIREZ SANTOME JUL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62412">
            <text:p>1562412</text:p>
          </table:table-cell>
          <table:table-cell table:style-name="ce1" office:value-type="string">
            <text:p>TELLO PALOMINO JESU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55032">
            <text:p>1855032</text:p>
          </table:table-cell>
          <table:table-cell table:style-name="ce1" office:value-type="string">
            <text:p>OLIVARES DE SALAZAR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63859">
            <text:p>1563859</text:p>
          </table:table-cell>
          <table:table-cell table:style-name="ce1" office:value-type="string">
            <text:p>TORRES VEDON MARGARI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529280">
            <text:p>2529280</text:p>
          </table:table-cell>
          <table:table-cell table:style-name="ce1" office:value-type="string">
            <text:p>DOMINGUEZ CHAVEZ ESTEL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988961">
            <text:p>3988961</text:p>
          </table:table-cell>
          <table:table-cell table:style-name="ce1" office:value-type="string">
            <text:p>RAMIREZ VEGA GABRIEL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939942">
            <text:p>3939942</text:p>
          </table:table-cell>
          <table:table-cell table:style-name="ce1" office:value-type="string">
            <text:p>HURTADO HUERTAS ROS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54268">
            <text:p>1454268</text:p>
          </table:table-cell>
          <table:table-cell table:style-name="ce1" office:value-type="string">
            <text:p>RODRIGUEZ ORMAECHE RI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917235">
            <text:p>3917235</text:p>
          </table:table-cell>
          <table:table-cell table:style-name="ce1" office:value-type="string">
            <text:p>VITE CACERES ZOIL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53683">
            <text:p>1853683</text:p>
          </table:table-cell>
          <table:table-cell table:style-name="ce1" office:value-type="string">
            <text:p>BASTIDAS QUISPE LUZ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64046">
            <text:p>2064046</text:p>
          </table:table-cell>
          <table:table-cell table:style-name="ce1" office:value-type="string">
            <text:p>FRANCIA SANDOVAL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984429">
            <text:p>1984429</text:p>
          </table:table-cell>
          <table:table-cell table:style-name="ce1" office:value-type="string">
            <text:p>GUTIERREZ APAZA MARLEN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50083">
            <text:p>1550083</text:p>
          </table:table-cell>
          <table:table-cell table:style-name="ce1" office:value-type="string">
            <text:p>BERNALES GUTIERREZ AD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524676">
            <text:p>4524676</text:p>
          </table:table-cell>
          <table:table-cell table:style-name="ce1" office:value-type="string">
            <text:p>RUIZ TAVERA IVETT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16788">
            <text:p>1816788</text:p>
          </table:table-cell>
          <table:table-cell table:style-name="ce1" office:value-type="string">
            <text:p>DA SILVA LIM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82431">
            <text:p>1482431</text:p>
          </table:table-cell>
          <table:table-cell table:style-name="ce1" office:value-type="string">
            <text:p>SALGADO RIOJAS CONCEPCIO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87981">
            <text:p>1487981</text:p>
          </table:table-cell>
          <table:table-cell table:style-name="ce1" office:value-type="string">
            <text:p>TALLEDO ROSAS ROSARI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69952">
            <text:p>1469952</text:p>
          </table:table-cell>
          <table:table-cell table:style-name="ce1" office:value-type="string">
            <text:p>DIAZ SANCHEZ GLO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54431">
            <text:p>1854431</text:p>
          </table:table-cell>
          <table:table-cell table:style-name="ce1" office:value-type="string">
            <text:p>GAMBOA BONILLA ROS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44217">
            <text:p>3244217</text:p>
          </table:table-cell>
          <table:table-cell table:style-name="ce1" office:value-type="string">
            <text:p>CHAVEZ CABALLA RI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54917">
            <text:p>1854917</text:p>
          </table:table-cell>
          <table:table-cell table:style-name="ce1" office:value-type="string">
            <text:p>MATTA VERGARA CARME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60690">
            <text:p>4360690</text:p>
          </table:table-cell>
          <table:table-cell table:style-name="ce1" office:value-type="string">
            <text:p>SANCHEZ SALAZAR SILV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958410">
            <text:p>1958410</text:p>
          </table:table-cell>
          <table:table-cell table:style-name="ce1" office:value-type="string">
            <text:p>ACEVEDO ALEGRE YOLAND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76348">
            <text:p>1476348</text:p>
          </table:table-cell>
          <table:table-cell table:style-name="ce1" office:value-type="string">
            <text:p>MAYTA HIDALGO CLEMENT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524169">
            <text:p>4524169</text:p>
          </table:table-cell>
          <table:table-cell table:style-name="ce1" office:value-type="string">
            <text:p>PAIPAY QUISPE CARLO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83361">
            <text:p>1483361</text:p>
          </table:table-cell>
          <table:table-cell table:style-name="ce1" office:value-type="string">
            <text:p>SUMARI MARTINEZ EIL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958561">
            <text:p>1958561</text:p>
          </table:table-cell>
          <table:table-cell table:style-name="ce1" office:value-type="string">
            <text:p>CORDOVA CASTILLO MARGARI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08097">
            <text:p>2008097</text:p>
          </table:table-cell>
          <table:table-cell table:style-name="ce1" office:value-type="string">
            <text:p>REYES SERRA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55834">
            <text:p>1655834</text:p>
          </table:table-cell>
          <table:table-cell table:style-name="ce1" office:value-type="string">
            <text:p>MARIN LAURI SOLEDAD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361819">
            <text:p>3361819</text:p>
          </table:table-cell>
          <table:table-cell table:style-name="ce1" office:value-type="string">
            <text:p>RAMOS ROJAS GIOVANI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09352">
            <text:p>1409352</text:p>
          </table:table-cell>
          <table:table-cell table:style-name="ce1" office:value-type="string">
            <text:p>ALIAGA REYNA FRANCISC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33131">
            <text:p>1533131</text:p>
          </table:table-cell>
          <table:table-cell table:style-name="ce1" office:value-type="string">
            <text:p>ESPICHAN GAMBIRAZIO ANDRE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81574">
            <text:p>4081574</text:p>
          </table:table-cell>
          <table:table-cell table:style-name="ce1" office:value-type="string">
            <text:p>BALBIN INGA HAYDE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758110">
            <text:p>3758110</text:p>
          </table:table-cell>
          <table:table-cell table:style-name="ce1" office:value-type="string">
            <text:p>FERNANDEZ SANCHEZ NILD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086320">
            <text:p>3086320</text:p>
          </table:table-cell>
          <table:table-cell table:style-name="ce1" office:value-type="string">
            <text:p>VALDIVIA QUEZADA MONIC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53678">
            <text:p>4053678</text:p>
          </table:table-cell>
          <table:table-cell table:style-name="ce1" office:value-type="string">
            <text:p>JURUPE ALATA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98774">
            <text:p>1598774</text:p>
          </table:table-cell>
          <table:table-cell table:style-name="ce1" office:value-type="string">
            <text:p>ARIAS ZELADA NANC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919064">
            <text:p>3919064</text:p>
          </table:table-cell>
          <table:table-cell table:style-name="ce1" office:value-type="string">
            <text:p>ARANDA SANCHEZ JU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920730">
            <text:p>1920730</text:p>
          </table:table-cell>
          <table:table-cell table:style-name="ce1" office:value-type="string">
            <text:p>REYES ALAMA ROS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28693">
            <text:p>1828693</text:p>
          </table:table-cell>
          <table:table-cell table:style-name="ce1" office:value-type="string">
            <text:p>SOSA BARBOZA FELICIAN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66747">
            <text:p>1766747</text:p>
          </table:table-cell>
          <table:table-cell table:style-name="ce1" office:value-type="string">
            <text:p>CUMPA DE VALDIV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65242">
            <text:p>1765242</text:p>
          </table:table-cell>
          <table:table-cell table:style-name="ce1" office:value-type="string">
            <text:p>CASTILLO DIAZ EUFEM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69831">
            <text:p>1769831</text:p>
          </table:table-cell>
          <table:table-cell table:style-name="ce1" office:value-type="string">
            <text:p>MONTEZA CHANDUVI NANC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64165">
            <text:p>1764165</text:p>
          </table:table-cell>
          <table:table-cell table:style-name="ce1" office:value-type="string">
            <text:p>BOBADILLA MECHAN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89877">
            <text:p>1789877</text:p>
          </table:table-cell>
          <table:table-cell table:style-name="ce1" office:value-type="string">
            <text:p>CASTRO LIMO LID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69177">
            <text:p>1769177</text:p>
          </table:table-cell>
          <table:table-cell table:style-name="ce1" office:value-type="string">
            <text:p>LIZA FARRONAY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63862">
            <text:p>1763862</text:p>
          </table:table-cell>
          <table:table-cell table:style-name="ce1" office:value-type="string">
            <text:p>BARRERA TELLO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505946">
            <text:p>2505946</text:p>
          </table:table-cell>
          <table:table-cell table:style-name="ce1" office:value-type="string">
            <text:p>MUNOZ ASENJO JU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14580">
            <text:p>1614580</text:p>
          </table:table-cell>
          <table:table-cell table:style-name="ce1" office:value-type="string">
            <text:p>REISMAN REMUZGO DELIC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14860">
            <text:p>1814860</text:p>
          </table:table-cell>
          <table:table-cell table:style-name="ce1" office:value-type="string">
            <text:p>CARMONA RECUENCO VIRGIN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811876">
            <text:p>3811876</text:p>
          </table:table-cell>
          <table:table-cell table:style-name="ce1" office:value-type="string">
            <text:p>CARRION CHAVEZ VILM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69126">
            <text:p>4369126</text:p>
          </table:table-cell>
          <table:table-cell table:style-name="ce1" office:value-type="string">
            <text:p>ESTELA MANRIQUE JUL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89935">
            <text:p>1789935</text:p>
          </table:table-cell>
          <table:table-cell table:style-name="ce1" office:value-type="string">
            <text:p>JIMENEZ MONJA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92369">
            <text:p>1792369</text:p>
          </table:table-cell>
          <table:table-cell table:style-name="ce1" office:value-type="string">
            <text:p>LOBATON CORONADO YRM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948601">
            <text:p>1948601</text:p>
          </table:table-cell>
          <table:table-cell table:style-name="ce1" office:value-type="string">
            <text:p>NIZAMA CARRANZA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84051">
            <text:p>2084051</text:p>
          </table:table-cell>
          <table:table-cell table:style-name="ce1" office:value-type="string">
            <text:p>QUINONES PEREZ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45374">
            <text:p>1845374</text:p>
          </table:table-cell>
          <table:table-cell table:style-name="ce1" office:value-type="string">
            <text:p>RODRIGUEZ MACO SILV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68943">
            <text:p>4368943</text:p>
          </table:table-cell>
          <table:table-cell table:style-name="ce1" office:value-type="string">
            <text:p>SALAZAR BARRIOS 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67051">
            <text:p>4367051</text:p>
          </table:table-cell>
          <table:table-cell table:style-name="ce1" office:value-type="string">
            <text:p>VASQUEZ CASTRO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68796">
            <text:p>4368796</text:p>
          </table:table-cell>
          <table:table-cell table:style-name="ce1" office:value-type="string">
            <text:p>MALDONADO MONTANO MELI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73979">
            <text:p>1773979</text:p>
          </table:table-cell>
          <table:table-cell table:style-name="ce1" office:value-type="string">
            <text:p>SAAVEDRA BURGA BETT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54294">
            <text:p>4754294</text:p>
          </table:table-cell>
          <table:table-cell table:style-name="ce1" office:value-type="string">
            <text:p>COTRINA GUTIERREZ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53991">
            <text:p>4753991</text:p>
          </table:table-cell>
          <table:table-cell table:style-name="ce1" office:value-type="string">
            <text:p>PLAZA MEJIA PATRIC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96720">
            <text:p>3496720</text:p>
          </table:table-cell>
          <table:table-cell table:style-name="ce1" office:value-type="string">
            <text:p>OTERO GONZALES PATRIC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306858">
            <text:p>3306858</text:p>
          </table:table-cell>
          <table:table-cell table:style-name="ce1" office:value-type="string">
            <text:p>GALLARDO DIAZ ERLI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36919">
            <text:p>1836919</text:p>
          </table:table-cell>
          <table:table-cell table:style-name="ce1" office:value-type="string">
            <text:p>QUIJANO DE LO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53840">
            <text:p>4753840</text:p>
          </table:table-cell>
          <table:table-cell table:style-name="ce1" office:value-type="string">
            <text:p>NAVARRETE GARCIA CLAUD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802920">
            <text:p>4802920</text:p>
          </table:table-cell>
          <table:table-cell table:style-name="ce1" office:value-type="string">
            <text:p>ARIAS FLORES CECIL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69874">
            <text:p>4069874</text:p>
          </table:table-cell>
          <table:table-cell table:style-name="ce1" office:value-type="string">
            <text:p>SEVILLANO SILVA ELVIR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75350">
            <text:p>1475350</text:p>
          </table:table-cell>
          <table:table-cell table:style-name="ce1" office:value-type="string">
            <text:p>MALAVER GUEVARA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562805">
            <text:p>4562805</text:p>
          </table:table-cell>
          <table:table-cell table:style-name="ce1" office:value-type="string">
            <text:p>IPANAQUE RUIZ YENN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37551">
            <text:p>4737551</text:p>
          </table:table-cell>
          <table:table-cell table:style-name="ce1" office:value-type="string">
            <text:p>CAMPOS FERNANDEZ DONALD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79461">
            <text:p>3279461</text:p>
          </table:table-cell>
          <table:table-cell table:style-name="ce1" office:value-type="string">
            <text:p>SALAZAR AGAPITO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798578">
            <text:p>1798578</text:p>
          </table:table-cell>
          <table:table-cell table:style-name="ce1" office:value-type="string">
            <text:p>DELGADO HIDALGO FLOR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71613">
            <text:p>4371613</text:p>
          </table:table-cell>
          <table:table-cell table:style-name="ce1" office:value-type="string">
            <text:p>NU¥EZ REYES MERCEDE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88295">
            <text:p>2888295</text:p>
          </table:table-cell>
          <table:table-cell table:style-name="ce1" office:value-type="string">
            <text:p>JUSTINIANO DE OLGUI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92706">
            <text:p>2892706</text:p>
          </table:table-cell>
          <table:table-cell table:style-name="ce1" office:value-type="string">
            <text:p>PINEDO A¥ORGA ELEUDOR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922172">
            <text:p>1922172</text:p>
          </table:table-cell>
          <table:table-cell table:style-name="ce1" office:value-type="string">
            <text:p>ZUBIAGA MORALES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371424">
            <text:p>2371424</text:p>
          </table:table-cell>
          <table:table-cell table:style-name="ce1" office:value-type="string">
            <text:p>CAMPOS RUBIO ELB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97194">
            <text:p>1497194</text:p>
          </table:table-cell>
          <table:table-cell table:style-name="ce1" office:value-type="string">
            <text:p>NU¥EZ RODRIGUEZ HERMIND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33186">
            <text:p>4333186</text:p>
          </table:table-cell>
          <table:table-cell table:style-name="ce1" office:value-type="string">
            <text:p>SANCHEZ MINCHOLA SON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86017">
            <text:p>2886017</text:p>
          </table:table-cell>
          <table:table-cell table:style-name="ce1" office:value-type="string">
            <text:p>GALVEZ DELGADO LIL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917240">
            <text:p>2917240</text:p>
          </table:table-cell>
          <table:table-cell table:style-name="ce1" office:value-type="string">
            <text:p>PAREDES AYALA BALVI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912447">
            <text:p>2912447</text:p>
          </table:table-cell>
          <table:table-cell table:style-name="ce1" office:value-type="string">
            <text:p>TORREJON OCAMPO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07623">
            <text:p>4007623</text:p>
          </table:table-cell>
          <table:table-cell table:style-name="ce1" office:value-type="string">
            <text:p>CALLIRGOS ROBLES SILV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917062">
            <text:p>2917062</text:p>
          </table:table-cell>
          <table:table-cell table:style-name="ce1" office:value-type="string">
            <text:p>NORIEGA DIAZ RU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71795">
            <text:p>4371795</text:p>
          </table:table-cell>
          <table:table-cell table:style-name="ce1" office:value-type="string">
            <text:p>YBA¥EZ LECCA LAL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685570">
            <text:p>3685570</text:p>
          </table:table-cell>
          <table:table-cell table:style-name="ce1" office:value-type="string">
            <text:p>SAGASTEGUI BACA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25372">
            <text:p>3225372</text:p>
          </table:table-cell>
          <table:table-cell table:style-name="ce1" office:value-type="string">
            <text:p>LOZANO VELASQUEZ ALBER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17152">
            <text:p>3217152</text:p>
          </table:table-cell>
          <table:table-cell table:style-name="ce1" office:value-type="string">
            <text:p>COTOS ALVA RU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625492">
            <text:p>2625492</text:p>
          </table:table-cell>
          <table:table-cell table:style-name="ce1" office:value-type="string">
            <text:p>CABANILLAS MONTOYA ROS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72245">
            <text:p>4372245</text:p>
          </table:table-cell>
          <table:table-cell table:style-name="ce1" office:value-type="string">
            <text:p>HUERTA POMA DELI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397915">
            <text:p>2397915</text:p>
          </table:table-cell>
          <table:table-cell table:style-name="ce1" office:value-type="string">
            <text:p>SARMIENTO GISMONDI CARME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44251">
            <text:p>3444251</text:p>
          </table:table-cell>
          <table:table-cell table:style-name="ce1" office:value-type="string">
            <text:p>SALAS CHAVEZ JACOB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897765">
            <text:p>3897765</text:p>
          </table:table-cell>
          <table:table-cell table:style-name="ce1" office:value-type="string">
            <text:p>CHAVEZ DELGADO SHEIL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784165">
            <text:p>2784165</text:p>
          </table:table-cell>
          <table:table-cell table:style-name="ce1" office:value-type="string">
            <text:p>BECERRA DE NAJARR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02015">
            <text:p>2802015</text:p>
          </table:table-cell>
          <table:table-cell table:style-name="ce1" office:value-type="string">
            <text:p>GUTIERREZ VASQUEZ MAR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25249">
            <text:p>1825249</text:p>
          </table:table-cell>
          <table:table-cell table:style-name="ce1" office:value-type="string">
            <text:p>MANRIQUE MORALES ZELMIR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13836">
            <text:p>2813836</text:p>
          </table:table-cell>
          <table:table-cell table:style-name="ce1" office:value-type="string">
            <text:p>MURILLO NUNEZ ELIS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03661">
            <text:p>2803661</text:p>
          </table:table-cell>
          <table:table-cell table:style-name="ce1" office:value-type="string">
            <text:p>HUANCOLLO ROSAS JU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998770">
            <text:p>3998770</text:p>
          </table:table-cell>
          <table:table-cell table:style-name="ce1" office:value-type="string">
            <text:p>ZEGARRA DEL CARPI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01623">
            <text:p>2801623</text:p>
          </table:table-cell>
          <table:table-cell table:style-name="ce1" office:value-type="string">
            <text:p>GUTIERREZ MANRIQUE CARME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21210">
            <text:p>2821210</text:p>
          </table:table-cell>
          <table:table-cell table:style-name="ce1" office:value-type="string">
            <text:p>QUIROZ DELGADO LUZ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785817">
            <text:p>2785817</text:p>
          </table:table-cell>
          <table:table-cell table:style-name="ce1" office:value-type="string">
            <text:p>BORJA DE JUG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25175">
            <text:p>4325175</text:p>
          </table:table-cell>
          <table:table-cell table:style-name="ce1" office:value-type="string">
            <text:p>NU¥EZ CASTILLO KATH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707204">
            <text:p>3707204</text:p>
          </table:table-cell>
          <table:table-cell table:style-name="ce1" office:value-type="string">
            <text:p>LOAIZA CALDERON YEN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18482">
            <text:p>2818482</text:p>
          </table:table-cell>
          <table:table-cell table:style-name="ce1" office:value-type="string">
            <text:p>PEREZ RODRIGUEZ MIRTH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279932">
            <text:p>4279932</text:p>
          </table:table-cell>
          <table:table-cell table:style-name="ce1" office:value-type="string">
            <text:p>YANQUI YANQUE BETT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24811">
            <text:p>2824811</text:p>
          </table:table-cell>
          <table:table-cell table:style-name="ce1" office:value-type="string">
            <text:p>RODRIGUEZ MONTES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15069">
            <text:p>2815069</text:p>
          </table:table-cell>
          <table:table-cell table:style-name="ce1" office:value-type="string">
            <text:p>OCHARAN MIRANDA RU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23974">
            <text:p>2823974</text:p>
          </table:table-cell>
          <table:table-cell table:style-name="ce1" office:value-type="string">
            <text:p>RIVERA VELARDE JUA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779755">
            <text:p>2779755</text:p>
          </table:table-cell>
          <table:table-cell table:style-name="ce1" office:value-type="string">
            <text:p>ALARCON RODRIGUEZ YAMILET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60639">
            <text:p>2860639</text:p>
          </table:table-cell>
          <table:table-cell table:style-name="ce1" office:value-type="string">
            <text:p>RIMACHI DE VALDIV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328870">
            <text:p>3328870</text:p>
          </table:table-cell>
          <table:table-cell table:style-name="ce1" office:value-type="string">
            <text:p>BUTRON HERRERA LUC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18540">
            <text:p>2818540</text:p>
          </table:table-cell>
          <table:table-cell table:style-name="ce1" office:value-type="string">
            <text:p>PEREZ ZU¥IGA ELS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869645">
            <text:p>4869645</text:p>
          </table:table-cell>
          <table:table-cell table:style-name="ce1" office:value-type="string">
            <text:p>CONDORI RODRIGUEZ LEONARD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848693">
            <text:p>2848693</text:p>
          </table:table-cell>
          <table:table-cell table:style-name="ce1" office:value-type="string">
            <text:p>CRUZ LEZAMA LUZ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608880">
            <text:p>4608880</text:p>
          </table:table-cell>
          <table:table-cell table:style-name="ce1" office:value-type="string">
            <text:p>AQUINTO ZARATE NID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537140">
            <text:p>2537140</text:p>
          </table:table-cell>
          <table:table-cell table:style-name="ce1" office:value-type="string">
            <text:p>GONZALEZ JUAREZ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115640">
            <text:p>2115640</text:p>
          </table:table-cell>
          <table:table-cell table:style-name="ce1" office:value-type="string">
            <text:p>TEJERINA VEGAZO DAN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340936">
            <text:p>3340936</text:p>
          </table:table-cell>
          <table:table-cell table:style-name="ce1" office:value-type="string">
            <text:p>HUARACHA HUARANCA TOMA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32392">
            <text:p>4732392</text:p>
          </table:table-cell>
          <table:table-cell table:style-name="ce1" office:value-type="string">
            <text:p>VIZCARRA CORI DEIS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88253">
            <text:p>1488253</text:p>
          </table:table-cell>
          <table:table-cell table:style-name="ce1" office:value-type="string">
            <text:p>LAOS PRADA CARME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74581">
            <text:p>4374581</text:p>
          </table:table-cell>
          <table:table-cell table:style-name="ce1" office:value-type="string">
            <text:p>MENDOZA BARDALES KARI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08033">
            <text:p>3208033</text:p>
          </table:table-cell>
          <table:table-cell table:style-name="ce1" office:value-type="string">
            <text:p>ESPINO QUINTANILLA MAR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92517">
            <text:p>1492517</text:p>
          </table:table-cell>
          <table:table-cell table:style-name="ce1" office:value-type="string">
            <text:p>ZAIRA SACSI MARGARI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07850">
            <text:p>3207850</text:p>
          </table:table-cell>
          <table:table-cell table:style-name="ce1" office:value-type="string">
            <text:p>BULEJE ALFARO LID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22942">
            <text:p>3222942</text:p>
          </table:table-cell>
          <table:table-cell table:style-name="ce1" office:value-type="string">
            <text:p>BOLANOS PALZA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07761">
            <text:p>3207761</text:p>
          </table:table-cell>
          <table:table-cell table:style-name="ce1" office:value-type="string">
            <text:p>ANCAYA CORDOVA ADAL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74827">
            <text:p>4374827</text:p>
          </table:table-cell>
          <table:table-cell table:style-name="ce1" office:value-type="string">
            <text:p>SEMINARIO GALVEZ WEND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922878">
            <text:p>3922878</text:p>
          </table:table-cell>
          <table:table-cell table:style-name="ce1" office:value-type="string">
            <text:p>SALAZAR CALLE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87412">
            <text:p>1487412</text:p>
          </table:table-cell>
          <table:table-cell table:style-name="ce1" office:value-type="string">
            <text:p>ESPINO DE JACOB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362074">
            <text:p>1362074</text:p>
          </table:table-cell>
          <table:table-cell table:style-name="ce1" office:value-type="string">
            <text:p>FIGUEROA CABEZUDO MARY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88342">
            <text:p>1488342</text:p>
          </table:table-cell>
          <table:table-cell table:style-name="ce1" office:value-type="string">
            <text:p>MEDINA DE VARGA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73031">
            <text:p>1573031</text:p>
          </table:table-cell>
          <table:table-cell table:style-name="ce1" office:value-type="string">
            <text:p>ESPINOZA ALMORA MARIT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942674">
            <text:p>3942674</text:p>
          </table:table-cell>
          <table:table-cell table:style-name="ce1" office:value-type="string">
            <text:p>REYES RUIZ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92917">
            <text:p>1692917</text:p>
          </table:table-cell>
          <table:table-cell table:style-name="ce1" office:value-type="string">
            <text:p>MELENDEZ GUERRA JUDI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97409">
            <text:p>1497409</text:p>
          </table:table-cell>
          <table:table-cell table:style-name="ce1" office:value-type="string">
            <text:p>TAPIA LOBATON CLORIND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75428">
            <text:p>4375428</text:p>
          </table:table-cell>
          <table:table-cell table:style-name="ce1" office:value-type="string">
            <text:p>ESCOBAR PENDOLA WILLIAM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96719">
            <text:p>1496719</text:p>
          </table:table-cell>
          <table:table-cell table:style-name="ce1" office:value-type="string">
            <text:p>GONZALES VARGAS LUCREC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43409">
            <text:p>2043409</text:p>
          </table:table-cell>
          <table:table-cell table:style-name="ce1" office:value-type="string">
            <text:p>GALLARDO MONTESINOS GLO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00306">
            <text:p>4000306</text:p>
          </table:table-cell>
          <table:table-cell table:style-name="ce1" office:value-type="string">
            <text:p>FERNANDEZ ESCOBAR JEANETT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793217">
            <text:p>3793217</text:p>
          </table:table-cell>
          <table:table-cell table:style-name="ce1" office:value-type="string">
            <text:p>ZARATE DALENS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176083">
            <text:p>3176083</text:p>
          </table:table-cell>
          <table:table-cell table:style-name="ce1" office:value-type="string">
            <text:p>FLORES SANDOVAL ERNESTI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95214">
            <text:p>1495214</text:p>
          </table:table-cell>
          <table:table-cell table:style-name="ce1" office:value-type="string">
            <text:p>CARDENAS ALVAREZ ISABEL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27548">
            <text:p>4327548</text:p>
          </table:table-cell>
          <table:table-cell table:style-name="ce1" office:value-type="string">
            <text:p>SOTELO AEDO MIRIAM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662048">
            <text:p>4662048</text:p>
          </table:table-cell>
          <table:table-cell table:style-name="ce1" office:value-type="string">
            <text:p>ASCUE MELENDEZ GLADY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55915">
            <text:p>4755915</text:p>
          </table:table-cell>
          <table:table-cell table:style-name="ce1" office:value-type="string">
            <text:p>PALOMINO ROJAS JAIM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044428">
            <text:p>2044428</text:p>
          </table:table-cell>
          <table:table-cell table:style-name="ce1" office:value-type="string">
            <text:p>LOPEZ ESPINOZA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546421">
            <text:p>1546421</text:p>
          </table:table-cell>
          <table:table-cell table:style-name="ce1" office:value-type="string">
            <text:p>ARTEAGA VILLANUEVA ALIC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839798">
            <text:p>1839798</text:p>
          </table:table-cell>
          <table:table-cell table:style-name="ce1" office:value-type="string">
            <text:p>BONZANO SOSA GLADY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46236">
            <text:p>4346236</text:p>
          </table:table-cell>
          <table:table-cell table:style-name="ce1" office:value-type="string">
            <text:p>CARIGA RICSE VIRGIN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46178">
            <text:p>4346178</text:p>
          </table:table-cell>
          <table:table-cell table:style-name="ce1" office:value-type="string">
            <text:p>CHIA ACEVEDO D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24488">
            <text:p>1624488</text:p>
          </table:table-cell>
          <table:table-cell table:style-name="ce1" office:value-type="string">
            <text:p>VILCA MASIAS AUROR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46325">
            <text:p>4346325</text:p>
          </table:table-cell>
          <table:table-cell table:style-name="ce1" office:value-type="string">
            <text:p>TAPIA HUAMAN ROSARI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266448">
            <text:p>3266448</text:p>
          </table:table-cell>
          <table:table-cell table:style-name="ce1" office:value-type="string">
            <text:p>GONZALES LAURENTE ROS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67956">
            <text:p>3467956</text:p>
          </table:table-cell>
          <table:table-cell table:style-name="ce1" office:value-type="string">
            <text:p>ORMAECHE BENDEZU ROCI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01564">
            <text:p>4301564</text:p>
          </table:table-cell>
          <table:table-cell table:style-name="ce1" office:value-type="string">
            <text:p>CARBAJAL MAYHUA EDI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666286">
            <text:p>3666286</text:p>
          </table:table-cell>
          <table:table-cell table:style-name="ce1" office:value-type="string">
            <text:p>ESPINOZA ROSADO LIZ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626553">
            <text:p>1626553</text:p>
          </table:table-cell>
          <table:table-cell table:style-name="ce1" office:value-type="string">
            <text:p>PRADO RAMOS ROS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2651021">
            <text:p>2651021</text:p>
          </table:table-cell>
          <table:table-cell table:style-name="ce1" office:value-type="string">
            <text:p>MORALES MALPARTIDA HORTENS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178890">
            <text:p>4178890</text:p>
          </table:table-cell>
          <table:table-cell table:style-name="ce1" office:value-type="string">
            <text:p>ESPINOZA VIDAL LAUREAN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651941">
            <text:p>3651941</text:p>
          </table:table-cell>
          <table:table-cell table:style-name="ce1" office:value-type="string">
            <text:p>ALBORNOZ PALACIOS LISBE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28985">
            <text:p>4328985</text:p>
          </table:table-cell>
          <table:table-cell table:style-name="ce1" office:value-type="string">
            <text:p>MUJICA GAMEZ JESU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85029">
            <text:p>3485029</text:p>
          </table:table-cell>
          <table:table-cell table:style-name="ce1" office:value-type="string">
            <text:p>REYES PAREDES HECTOR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011285">
            <text:p>4011285</text:p>
          </table:table-cell>
          <table:table-cell table:style-name="ce1" office:value-type="string">
            <text:p>JARA CLAUDIO EDI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50312">
            <text:p>4350312</text:p>
          </table:table-cell>
          <table:table-cell table:style-name="ce1" office:value-type="string">
            <text:p>MALDONADO GOMEZ GISEL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137375">
            <text:p>4137375</text:p>
          </table:table-cell>
          <table:table-cell table:style-name="ce1" office:value-type="string">
            <text:p>ALMONACID LARRAURI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42395">
            <text:p>3442395</text:p>
          </table:table-cell>
          <table:table-cell table:style-name="ce1" office:value-type="string">
            <text:p>LONG PEREZ MARLEN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03002">
            <text:p>4303002</text:p>
          </table:table-cell>
          <table:table-cell table:style-name="ce1" office:value-type="string">
            <text:p>VILLACIS FAJARDO NANC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00755">
            <text:p>3400755</text:p>
          </table:table-cell>
          <table:table-cell table:style-name="ce1" office:value-type="string">
            <text:p>ROBLES CASIMIRO NARCISO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656619">
            <text:p>4656619</text:p>
          </table:table-cell>
          <table:table-cell table:style-name="ce1" office:value-type="string">
            <text:p>DIAZ TORRES WILBER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374163">
            <text:p>4374163</text:p>
          </table:table-cell>
          <table:table-cell table:style-name="ce1" office:value-type="string">
            <text:p>CALLA CALCIN LID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1417938">
            <text:p>1417938</text:p>
          </table:table-cell>
          <table:table-cell table:style-name="ce1" office:value-type="string">
            <text:p>RIVAS PLATA MAZMEL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24747">
            <text:p>4724747</text:p>
          </table:table-cell>
          <table:table-cell table:style-name="ce1" office:value-type="string">
            <text:p>PEREZ PEREZ CARLOS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320863">
            <text:p>3320863</text:p>
          </table:table-cell>
          <table:table-cell table:style-name="ce1" office:value-type="string">
            <text:p>LOZADA ARENAS BETTY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657523">
            <text:p>3657523</text:p>
          </table:table-cell>
          <table:table-cell table:style-name="ce1" office:value-type="string">
            <text:p>VILLAVICENCIO RAMOS CARMEN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165731">
            <text:p>3165731</text:p>
          </table:table-cell>
          <table:table-cell table:style-name="ce1" office:value-type="string">
            <text:p>ORE RODRIGUEZ MA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90960">
            <text:p>3490960</text:p>
          </table:table-cell>
          <table:table-cell table:style-name="ce1" office:value-type="string">
            <text:p>GONZALES CARDENAS ELIZABETH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42453">
            <text:p>3442453</text:p>
          </table:table-cell>
          <table:table-cell table:style-name="ce1" office:value-type="string">
            <text:p>REATEGUI PICON PILAR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66660">
            <text:p>3466660</text:p>
          </table:table-cell>
          <table:table-cell table:style-name="ce1" office:value-type="string">
            <text:p>NOA SARMIENTO GEORGE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425892">
            <text:p>3425892</text:p>
          </table:table-cell>
          <table:table-cell table:style-name="ce1" office:value-type="string">
            <text:p>CAMPOBLANCO PINEDO MARTH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4768541">
            <text:p>4768541</text:p>
          </table:table-cell>
          <table:table-cell table:style-name="ce1" office:value-type="string">
            <text:p>DIAZ VARGAS SAMUEL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328609">
            <text:p>3328609</text:p>
          </table:table-cell>
          <table:table-cell table:style-name="ce1" office:value-type="string">
            <text:p>GUTIERREZ NUNEZ GLORI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2">
          <table:table-cell table:style-name="ce1" office:value-type="float" office:value="3938447">
            <text:p>3938447</text:p>
          </table:table-cell>
          <table:table-cell table:style-name="ce1" office:value-type="string">
            <text:p>SECLEN UBILLUS YOVANNA</text:p>
          </table:table-cell>
          <table:table-cell table:style-name="ce2"/>
          <table:table-cell table:style-name="ce1" office:value-type="string">
            <text:p>true</text:p>
          </table:table-cell>
          <table:table-cell table:style-name="ce2" office:value-type="string">
            <text:p/>
          </table:table-cell>
        </table:table-row>
        <table:table-row table:style-name="ro1" table:number-rows-repeated="104831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0:33:24</meta:creation-date>
    <dc:date>2014-01-26T20:39:14</dc:date>
    <meta:editing-duration>P0D</meta:editing-duration>
    <meta:editing-cycles>1</meta:editing-cycles>
    <meta:document-statistic meta:table-count="3" meta:cell-count="1038" meta:object-count="0"/>
    <meta:generator>LibreOffice/3.5$Linux_x86 LibreOffice_project/350m1$Build-2</meta:generator>
  </office:meta>
</office:document-meta>
</file>